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Packets Per Second</text:p>
          </table:table-cell>
          <table:table-cell office:value-type="string">
            <text:p>Average Delay</text:p>
          </table:table-cell>
          <table:table-cell>
            <draw:frame table:end-cell-address="Sheet1.L32" table:end-x="1.246cm" table:end-y="0.027cm" draw:z-index="0" draw:style-name="gr1" svg:width="20.834cm" svg:height="13.762cm" svg:x="0.736cm" svg:y="0.265cm">
              <draw:object draw:notify-on-update-of-ranges="Sheet1.A1:Sheet1.A1 Sheet1.A2:Sheet1.A201 Sheet1.B1:Sheet1.B1 Sheet1.B2:Sheet1.B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/>
        </table:table-row>
        <table:table-row table:style-name="ro1">
          <table:table-cell office:value-type="float" office:value="0.025">
            <text:p>0.03</text:p>
          </table:table-cell>
          <table:table-cell office:value-type="float" office:value="0.0522334873040677">
            <text:p>0.0522335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522829064859284">
            <text:p>0.0522829</text:p>
          </table:table-cell>
          <table:table-cell/>
        </table:table-row>
        <table:table-row table:style-name="ro1">
          <table:table-cell office:value-type="float" office:value="0.075">
            <text:p>0.08</text:p>
          </table:table-cell>
          <table:table-cell office:value-type="float" office:value="0.0523327858648283">
            <text:p>0.0523328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523831320264007">
            <text:p>0.0523831</text:p>
          </table:table-cell>
          <table:table-cell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524339516847112">
            <text:p>0.0524340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524852516854509">
            <text:p>0.0524853</text:p>
          </table:table-cell>
          <table:table-cell/>
        </table:table-row>
        <table:table-row table:style-name="ro1">
          <table:table-cell office:value-type="float" office:value="0.175">
            <text:p>0.18</text:p>
          </table:table-cell>
          <table:table-cell office:value-type="float" office:value="0.0525370390092268">
            <text:p>0.0525370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525893207749519">
            <text:p>0.0525893</text:p>
          </table:table-cell>
          <table:table-cell/>
        </table:table-row>
        <table:table-row table:style-name="ro1">
          <table:table-cell office:value-type="float" office:value="0.225">
            <text:p>0.23</text:p>
          </table:table-cell>
          <table:table-cell office:value-type="float" office:value="0.0526421042433399">
            <text:p>0.0526421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52695396820508">
            <text:p>0.0526954</text:p>
          </table:table-cell>
          <table:table-cell/>
        </table:table-row>
        <table:table-row table:style-name="ro1">
          <table:table-cell office:value-type="float" office:value="0.275">
            <text:p>0.28</text:p>
          </table:table-cell>
          <table:table-cell office:value-type="float" office:value="0.0527492060616912">
            <text:p>0.0527492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528035396750723">
            <text:p>0.0528035</text:p>
          </table:table-cell>
          <table:table-cell/>
        </table:table-row>
        <table:table-row table:style-name="ro1">
          <table:table-cell office:value-type="float" office:value="0.325">
            <text:p>0.33</text:p>
          </table:table-cell>
          <table:table-cell office:value-type="float" office:value="0.0528584055257329">
            <text:p>0.0528584</text:p>
          </table:table-cell>
          <table:table-cell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529138116397286">
            <text:p>0.0529138</text:p>
          </table:table-cell>
          <table:table-cell/>
        </table:table-row>
        <table:table-row table:style-name="ro1">
          <table:table-cell office:value-type="float" office:value="0.375">
            <text:p>0.38</text:p>
          </table:table-cell>
          <table:table-cell office:value-type="float" office:value="0.0529697662082934">
            <text:p>0.0529698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530262775921794">
            <text:p>0.0530263</text:p>
          </table:table-cell>
          <table:table-cell/>
        </table:table-row>
        <table:table-row table:style-name="ro1">
          <table:table-cell office:value-type="float" office:value="0.425">
            <text:p>0.43</text:p>
          </table:table-cell>
          <table:table-cell office:value-type="float" office:value="0.0530833543261345">
            <text:p>0.0530834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531410051235256">
            <text:p>0.0531410</text:p>
          </table:table-cell>
          <table:table-cell/>
        </table:table-row>
        <table:table-row table:style-name="ro1">
          <table:table-cell office:value-type="float" office:value="0.475">
            <text:p>0.48</text:p>
          </table:table-cell>
          <table:table-cell office:value-type="float" office:value="0.0531992388811123">
            <text:p>0.0531992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532580646839756">
            <text:p>0.0532581</text:p>
          </table:table-cell>
          <table:table-cell/>
        </table:table-row>
        <table:table-row table:style-name="ro1">
          <table:table-cell office:value-type="float" office:value="0.525">
            <text:p>0.53</text:p>
          </table:table-cell>
          <table:table-cell office:value-type="float" office:value="0.0533174918106097">
            <text:p>0.0533175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533775297381815">
            <text:p>0.0533775</text:p>
          </table:table-cell>
          <table:table-cell/>
        </table:table-row>
        <table:table-row table:style-name="ro1">
          <table:table-cell office:value-type="float" office:value="0.575">
            <text:p>0.58</text:p>
          </table:table-cell>
          <table:table-cell office:value-type="float" office:value="0.0534381881479655">
            <text:p>0.0534382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534994769309605">
            <text:p>0.0534995</text:p>
          </table:table-cell>
          <table:table-cell/>
        </table:table-row>
        <table:table-row table:style-name="ro1">
          <table:table-cell office:value-type="float" office:value="0.625">
            <text:p>0.63</text:p>
          </table:table-cell>
          <table:table-cell office:value-type="float" office:value="0.0535614061936953">
            <text:p>0.0535614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536239862642315">
            <text:p>0.0536240</text:p>
          </table:table-cell>
          <table:table-cell/>
        </table:table-row>
        <table:table-row table:style-name="ro1">
          <table:table-cell office:value-type="float" office:value="0.675">
            <text:p>0.68</text:p>
          </table:table-cell>
          <table:table-cell office:value-type="float" office:value="0.0536872276983705">
            <text:p>0.0536872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537511412860734">
            <text:p>0.0537511</text:p>
          </table:table-cell>
          <table:table-cell/>
        </table:table-row>
        <table:table-row table:style-name="ro1">
          <table:table-cell office:value-type="float" office:value="0.725">
            <text:p>0.73</text:p>
          </table:table-cell>
          <table:table-cell office:value-type="float" office:value="0.0538157380581033">
            <text:p>0.0538157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53881029292897">
            <text:p>0.0538810</text:p>
          </table:table-cell>
          <table:table-cell/>
        </table:table-row>
        <table:table-row table:style-name="ro1">
          <table:table-cell office:value-type="float" office:value="0.775">
            <text:p>0.78</text:p>
          </table:table-cell>
          <table:table-cell office:value-type="float" office:value="0.053947026523678">
            <text:p>0.0539470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54013741545819">
            <text:p>0.0540137</text:p>
          </table:table-cell>
          <table:table-cell/>
        </table:table-row>
        <table:table-row table:style-name="ro1">
          <table:table-cell office:value-type="float" office:value="0.825">
            <text:p>0.83</text:p>
          </table:table-cell>
          <table:table-cell office:value-type="float" office:value="0.0540811864244653">
            <text:p>0.0540812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541493735024298">
            <text:p>0.0541494</text:p>
          </table:table-cell>
          <table:table-cell/>
        </table:table-row>
        <table:table-row table:style-name="ro1">
          <table:table-cell office:value-type="float" office:value="0.875">
            <text:p>0.88</text:p>
          </table:table-cell>
          <table:table-cell office:value-type="float" office:value="0.0542183154083707">
            <text:p>0.0542183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542880250652651">
            <text:p>0.0542880</text:p>
          </table:table-cell>
          <table:table-cell/>
        </table:table-row>
        <table:table-row table:style-name="ro1">
          <table:table-cell office:value-type="float" office:value="0.925">
            <text:p>0.93</text:p>
          </table:table-cell>
          <table:table-cell office:value-type="float" office:value="0.0543585156991896">
            <text:p>0.0543585</text:p>
          </table:table-cell>
          <table:table-cell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544298008484223">
            <text:p>0.0544298</text:p>
          </table:table-cell>
          <table:table-cell/>
        </table:table-row>
        <table:table-row table:style-name="ro1">
          <table:table-cell office:value-type="float" office:value="0.975">
            <text:p>0.98</text:p>
          </table:table-cell>
          <table:table-cell office:value-type="float" office:value="0.0545018943728802">
            <text:p>0.05450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545748104639058">
            <text:p>0.0545748</text:p>
          </table:table-cell>
          <table:table-cell/>
        </table:table-row>
        <table:table-row table:style-name="ro1">
          <table:table-cell office:value-type="float" office:value="1.025">
            <text:p>1.03</text:p>
          </table:table-cell>
          <table:table-cell office:value-type="float" office:value="0.054648563654419">
            <text:p>0.0546486</text:p>
          </table:table-cell>
          <table:table-cell/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547231688294506">
            <text:p>0.0547232</text:p>
          </table:table-cell>
          <table:table-cell/>
        </table:table-row>
        <table:table-row table:style-name="ro1">
          <table:table-cell office:value-type="float" office:value="1.075">
            <text:p>1.08</text:p>
          </table:table-cell>
          <table:table-cell office:value-type="float" office:value="0.0547986412370735">
            <text:p>0.0547986</text:p>
          </table:table-cell>
          <table:table-cell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548749964997512">
            <text:p>0.0548750</text:p>
          </table:table-cell>
          <table:table-cell/>
        </table:table-row>
        <table:table-row table:style-name="ro1">
          <table:table-cell office:value-type="float" office:value="1.125">
            <text:p>1.13</text:p>
          </table:table-cell>
          <table:table-cell office:value-type="float" office:value="0.0549522506261204">
            <text:p>0.0549523</text:p>
          </table:table-cell>
          <table:table-cell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550304200232293">
            <text:p>0.0550304</text:p>
          </table:table-cell>
          <table:table-cell/>
        </table:table-row>
        <table:table-row table:style-name="ro1">
          <table:table-cell office:value-type="float" office:value="1.175">
            <text:p>1.18</text:p>
          </table:table-cell>
          <table:table-cell office:value-type="float" office:value="0.0551095215092514">
            <text:p>0.0551095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551895723266976">
            <text:p>0.0551896</text:p>
          </table:table-cell>
          <table:table-cell/>
        </table:table-row>
        <table:table-row table:style-name="ro1">
          <table:table-cell office:value-type="float" office:value="1.225">
            <text:p>1.23</text:p>
          </table:table-cell>
          <table:table-cell office:value-type="float" office:value="0.0552705901561489">
            <text:p>0.0552706</text:p>
          </table:table-cell>
          <table:table-cell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553525931305353">
            <text:p>0.0553526</text:p>
          </table:table-cell>
          <table:table-cell/>
        </table:table-row>
        <table:table-row table:style-name="ro1">
          <table:table-cell office:value-type="float" office:value="1.275">
            <text:p>1.28</text:p>
          </table:table-cell>
          <table:table-cell office:value-type="float" office:value="0.0554355998499854">
            <text:p>0.0554356</text:p>
          </table:table-cell>
          <table:table-cell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555196293972756">
            <text:p>0.0555196</text:p>
          </table:table-cell>
          <table:table-cell/>
        </table:table-row>
        <table:table-row table:style-name="ro1">
          <table:table-cell office:value-type="float" office:value="1.325">
            <text:p>1.33</text:p>
          </table:table-cell>
          <table:table-cell office:value-type="float" office:value="0.0556047013539054">
            <text:p>0.0556047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0556908358168315">
            <text:p>0.0556908</text:p>
          </table:table-cell>
          <table:table-cell/>
        </table:table-row>
        <table:table-row table:style-name="ro1">
          <table:table-cell office:value-type="float" office:value="1.375">
            <text:p>1.38</text:p>
          </table:table-cell>
          <table:table-cell office:value-type="float" office:value="0.0557780534158909">
            <text:p>0.0557781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558663753319477">
            <text:p>0.0558664</text:p>
          </table:table-cell>
          <table:table-cell/>
        </table:table-row>
        <table:table-row table:style-name="ro1">
          <table:table-cell office:value-type="float" office:value="1.425">
            <text:p>1.43</text:p>
          </table:table-cell>
          <table:table-cell office:value-type="float" office:value="0.0559558233157998">
            <text:p>0.0559558</text:p>
          </table:table-cell>
          <table:table-cell/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0560464197078818">
            <text:p>0.0560464</text:p>
          </table:table-cell>
          <table:table-cell/>
        </table:table-row>
        <table:table-row table:style-name="ro1">
          <table:table-cell office:value-type="float" office:value="1.475">
            <text:p>1.48</text:p>
          </table:table-cell>
          <table:table-cell office:value-type="float" office:value="0.0561381874588065">
            <text:p>0.0561382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562311501507845">
            <text:p>0.0562312</text:p>
          </table:table-cell>
          <table:table-cell/>
        </table:table-row>
        <table:table-row table:style-name="ro1">
          <table:table-cell office:value-type="float" office:value="1.525">
            <text:p>1.53</text:p>
          </table:table-cell>
          <table:table-cell office:value-type="float" office:value="0.0563253320199698">
            <text:p>0.0563253</text:p>
          </table:table-cell>
          <table:table-cell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0564207579797766">
            <text:p>0.0564208</text:p>
          </table:table-cell>
          <table:table-cell/>
        </table:table-row>
        <table:table-row table:style-name="ro1">
          <table:table-cell office:value-type="float" office:value="1.575">
            <text:p>1.58</text:p>
          </table:table-cell>
          <table:table-cell office:value-type="float" office:value="0.0565174536452189">
            <text:p>0.0565175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566154453583261">
            <text:p>0.0566154</text:p>
          </table:table-cell>
          <table:table-cell/>
        </table:table-row>
        <table:table-row table:style-name="ro1">
          <table:table-cell office:value-type="float" office:value="1.625">
            <text:p>1.63</text:p>
          </table:table-cell>
          <table:table-cell office:value-type="float" office:value="0.0567147602146913">
            <text:p>0.0567148</text:p>
          </table:table-cell>
          <table:table-cell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0568154260912122">
            <text:p>0.0568154</text:p>
          </table:table-cell>
          <table:table-cell/>
        </table:table-row>
        <table:table-row table:style-name="ro1">
          <table:table-cell office:value-type="float" office:value="1.675">
            <text:p>1.68</text:p>
          </table:table-cell>
          <table:table-cell office:value-type="float" office:value="0.0569174716750889">
            <text:p>0.0569175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570209264941467">
            <text:p>0.0570209</text:p>
          </table:table-cell>
          <table:table-cell/>
        </table:table-row>
        <table:table-row table:style-name="ro1">
          <table:table-cell office:value-type="float" office:value="1.725">
            <text:p>1.73</text:p>
          </table:table-cell>
          <table:table-cell office:value-type="float" office:value="0.0571258209485554">
            <text:p>0.0571258</text:p>
          </table:table-cell>
          <table:table-cell/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0572321863440219">
            <text:p>0.0572322</text:p>
          </table:table-cell>
          <table:table-cell/>
        </table:table-row>
        <table:table-row table:style-name="ro1">
          <table:table-cell office:value-type="float" office:value="1.775">
            <text:p>1.78</text:p>
          </table:table-cell>
          <table:table-cell office:value-type="float" office:value="0.0573400549265389">
            <text:p>0.0573401</text:p>
          </table:table-cell>
          <table:table-cell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57449459918775">
            <text:p>0.0574495</text:p>
          </table:table-cell>
          <table:table-cell/>
        </table:table-row>
        <table:table-row table:style-name="ro1">
          <table:table-cell office:value-type="float" office:value="1.825">
            <text:p>1.83</text:p>
          </table:table-cell>
          <table:table-cell office:value-type="float" office:value="0.0575604355582003">
            <text:p>0.0575604</text:p>
          </table:table-cell>
          <table:table-cell/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576730171370449">
            <text:p>0.0576730</text:p>
          </table:table-cell>
          <table:table-cell/>
        </table:table-row>
        <table:table-row table:style-name="ro1">
          <table:table-cell office:value-type="float" office:value="1.875">
            <text:p>1.88</text:p>
          </table:table-cell>
          <table:table-cell office:value-type="float" office:value="0.0577872410441968">
            <text:p>0.0577872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579031448091508">
            <text:p>0.0579031</text:p>
          </table:table-cell>
          <table:table-cell/>
        </table:table-row>
        <table:table-row table:style-name="ro1">
          <table:table-cell office:value-type="float" office:value="1.925">
            <text:p>1.93</text:p>
          </table:table-cell>
          <table:table-cell office:value-type="float" office:value="0.0580207671481275">
            <text:p>0.0580208</text:p>
          </table:table-cell>
          <table:table-cell/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581401480124927">
            <text:p>0.0581401</text:p>
          </table:table-cell>
          <table:table-cell/>
        </table:table-row>
        <table:table-row table:style-name="ro1">
          <table:table-cell office:value-type="float" office:value="1.975">
            <text:p>1.98</text:p>
          </table:table-cell>
          <table:table-cell office:value-type="float" office:value="0.0582613286396118">
            <text:p>0.058261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83843516062861">
            <text:p>0.0583844</text:p>
          </table:table-cell>
          <table:table-cell/>
        </table:table-row>
        <table:table-row table:style-name="ro1">
          <table:table-cell office:value-type="float" office:value="2.025">
            <text:p>2.03</text:p>
          </table:table-cell>
          <table:table-cell office:value-type="float" office:value="0.0585092608849293">
            <text:p>0.0585093</text:p>
          </table:table-cell>
          <table:table-cell/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586361019026489">
            <text:p>0.0586361</text:p>
          </table:table-cell>
          <table:table-cell/>
        </table:table-row>
        <table:table-row table:style-name="ro1">
          <table:table-cell office:value-type="float" office:value="2.075">
            <text:p>2.08</text:p>
          </table:table-cell>
          <table:table-cell office:value-type="float" office:value="0.0587649216034149">
            <text:p>0.0587649</text:p>
          </table:table-cell>
          <table:table-cell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588957685135071">
            <text:p>0.0588958</text:p>
          </table:table-cell>
          <table:table-cell/>
        </table:table-row>
        <table:table-row table:style-name="ro1">
          <table:table-cell office:value-type="float" office:value="2.125">
            <text:p>2.13</text:p>
          </table:table-cell>
          <table:table-cell office:value-type="float" office:value="0.0590286928104475">
            <text:p>0.0590287</text:p>
          </table:table-cell>
          <table:table-cell/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0591637463956405">
            <text:p>0.0591637</text:p>
          </table:table-cell>
          <table:table-cell/>
        </table:table-row>
        <table:table-row table:style-name="ro1">
          <table:table-cell office:value-type="float" office:value="2.175">
            <text:p>2.18</text:p>
          </table:table-cell>
          <table:table-cell office:value-type="float" office:value="0.0593009829709592">
            <text:p>0.0593010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59440458119532">
            <text:p>0.0594405</text:p>
          </table:table-cell>
          <table:table-cell/>
        </table:table-row>
        <table:table-row table:style-name="ro1">
          <table:table-cell office:value-type="float" office:value="2.225">
            <text:p>2.23</text:p>
          </table:table-cell>
          <table:table-cell office:value-type="float" office:value="0.0595822293910091">
            <text:p>0.0595822</text:p>
          </table:table-cell>
          <table:table-cell/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597263563916013">
            <text:p>0.0597264</text:p>
          </table:table-cell>
          <table:table-cell/>
        </table:table-row>
        <table:table-row table:style-name="ro1">
          <table:table-cell office:value-type="float" office:value="2.275">
            <text:p>2.28</text:p>
          </table:table-cell>
          <table:table-cell office:value-type="float" office:value="0.0598729008792142">
            <text:p>0.0598729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600219268640205">
            <text:p>0.0600219</text:p>
          </table:table-cell>
          <table:table-cell/>
        </table:table-row>
        <table:table-row table:style-name="ro1">
          <table:table-cell office:value-type="float" office:value="2.325">
            <text:p>2.33</text:p>
          </table:table-cell>
          <table:table-cell office:value-type="float" office:value="0.0601735007148436">
            <text:p>0.0601735</text:p>
          </table:table-cell>
          <table:table-cell/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0603276912717528">
            <text:p>0.0603277</text:p>
          </table:table-cell>
          <table:table-cell/>
        </table:table-row>
        <table:table-row table:style-name="ro1">
          <table:table-cell office:value-type="float" office:value="2.375">
            <text:p>2.38</text:p>
          </table:table-cell>
          <table:table-cell office:value-type="float" office:value="0.0604845699653064">
            <text:p>0.0604846</text:p>
          </table:table-cell>
          <table:table-cell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606442109429093">
            <text:p>0.0606442</text:p>
          </table:table-cell>
          <table:table-cell/>
        </table:table-row>
        <table:table-row table:style-name="ro1">
          <table:table-cell office:value-type="float" office:value="2.425">
            <text:p>2.43</text:p>
          </table:table-cell>
          <table:table-cell office:value-type="float" office:value="0.0608066912027963">
            <text:p>0.0608067</text:p>
          </table:table-cell>
          <table:table-cell/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0609720907361899">
            <text:p>0.0609721</text:p>
          </table:table-cell>
          <table:table-cell/>
        </table:table-row>
        <table:table-row table:style-name="ro1">
          <table:table-cell office:value-type="float" office:value="2.475">
            <text:p>2.48</text:p>
          </table:table-cell>
          <table:table-cell office:value-type="float" office:value="0.0611404926782304">
            <text:p>0.0611405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613119834683266">
            <text:p>0.0613120</text:p>
          </table:table-cell>
          <table:table-cell/>
        </table:table-row>
        <table:table-row table:style-name="ro1">
          <table:table-cell office:value-type="float" office:value="2.52499999999999">
            <text:p>2.53</text:p>
          </table:table-cell>
          <table:table-cell office:value-type="float" office:value="0.0614866530206305">
            <text:p>0.0614867</text:p>
          </table:table-cell>
          <table:table-cell/>
        </table:table-row>
        <table:table-row table:style-name="ro1">
          <table:table-cell office:value-type="float" office:value="2.54999999999999">
            <text:p>2.55</text:p>
          </table:table-cell>
          <table:table-cell office:value-type="float" office:value="0.0616645949054033">
            <text:p>0.0616646</text:p>
          </table:table-cell>
          <table:table-cell/>
        </table:table-row>
        <table:table-row table:style-name="ro1">
          <table:table-cell office:value-type="float" office:value="2.57499999999999">
            <text:p>2.58</text:p>
          </table:table-cell>
          <table:table-cell office:value-type="float" office:value="0.0618459065421042">
            <text:p>0.0618459</text:p>
          </table:table-cell>
          <table:table-cell/>
        </table:table-row>
        <table:table-row table:style-name="ro1">
          <table:table-cell office:value-type="float" office:value="2.59999999999999">
            <text:p>2.6</text:p>
          </table:table-cell>
          <table:table-cell office:value-type="float" office:value="0.0620306894051099">
            <text:p>0.0620307</text:p>
          </table:table-cell>
          <table:table-cell/>
        </table:table-row>
        <table:table-row table:style-name="ro1">
          <table:table-cell office:value-type="float" office:value="2.62499999999999">
            <text:p>2.63</text:p>
          </table:table-cell>
          <table:table-cell office:value-type="float" office:value="0.0622190492430572">
            <text:p>0.0622190</text:p>
          </table:table-cell>
          <table:table-cell/>
        </table:table-row>
        <table:table-row table:style-name="ro1">
          <table:table-cell office:value-type="float" office:value="2.64999999999999">
            <text:p>2.65</text:p>
          </table:table-cell>
          <table:table-cell office:value-type="float" office:value="0.0624110963128866">
            <text:p>0.0624111</text:p>
          </table:table-cell>
          <table:table-cell/>
        </table:table-row>
        <table:table-row table:style-name="ro1">
          <table:table-cell office:value-type="float" office:value="2.67499999999999">
            <text:p>2.68</text:p>
          </table:table-cell>
          <table:table-cell office:value-type="float" office:value="0.0626069456297693">
            <text:p>0.0626069</text:p>
          </table:table-cell>
          <table:table-cell/>
        </table:table-row>
        <table:table-row table:style-name="ro1">
          <table:table-cell office:value-type="float" office:value="2.69999999999999">
            <text:p>2.7</text:p>
          </table:table-cell>
          <table:table-cell office:value-type="float" office:value="0.06280671723421">
            <text:p>0.0628067</text:p>
          </table:table-cell>
          <table:table-cell/>
        </table:table-row>
        <table:table-row table:style-name="ro1">
          <table:table-cell office:value-type="float" office:value="2.72499999999999">
            <text:p>2.73</text:p>
          </table:table-cell>
          <table:table-cell office:value-type="float" office:value="0.0630105364777396">
            <text:p>0.0630105</text:p>
          </table:table-cell>
          <table:table-cell/>
        </table:table-row>
        <table:table-row table:style-name="ro1">
          <table:table-cell office:value-type="float" office:value="2.74999999999999">
            <text:p>2.75</text:p>
          </table:table-cell>
          <table:table-cell office:value-type="float" office:value="0.0632185343287493">
            <text:p>0.0632185</text:p>
          </table:table-cell>
          <table:table-cell/>
        </table:table-row>
        <table:table-row table:style-name="ro1">
          <table:table-cell office:value-type="float" office:value="2.77499999999999">
            <text:p>2.78</text:p>
          </table:table-cell>
          <table:table-cell office:value-type="float" office:value="0.06343084770017">
            <text:p>0.0634308</text:p>
          </table:table-cell>
          <table:table-cell/>
        </table:table-row>
        <table:table-row table:style-name="ro1">
          <table:table-cell office:value-type="float" office:value="2.79999999999999">
            <text:p>2.8</text:p>
          </table:table-cell>
          <table:table-cell office:value-type="float" office:value="0.0636476198008659">
            <text:p>0.0636476</text:p>
          </table:table-cell>
          <table:table-cell/>
        </table:table-row>
        <table:table-row table:style-name="ro1">
          <table:table-cell office:value-type="float" office:value="2.82499999999999">
            <text:p>2.83</text:p>
          </table:table-cell>
          <table:table-cell office:value-type="float" office:value="0.0638690005128029">
            <text:p>0.0638690</text:p>
          </table:table-cell>
          <table:table-cell/>
        </table:table-row>
        <table:table-row table:style-name="ro1">
          <table:table-cell office:value-type="float" office:value="2.84999999999999">
            <text:p>2.85</text:p>
          </table:table-cell>
          <table:table-cell office:value-type="float" office:value="0.0640951467962596">
            <text:p>0.0640951</text:p>
          </table:table-cell>
          <table:table-cell/>
        </table:table-row>
        <table:table-row table:style-name="ro1">
          <table:table-cell office:value-type="float" office:value="2.87499999999999">
            <text:p>2.88</text:p>
          </table:table-cell>
          <table:table-cell office:value-type="float" office:value="0.0643262231255806">
            <text:p>0.0643262</text:p>
          </table:table-cell>
          <table:table-cell/>
        </table:table-row>
        <table:table-row table:style-name="ro1">
          <table:table-cell office:value-type="float" office:value="2.89999999999999">
            <text:p>2.9</text:p>
          </table:table-cell>
          <table:table-cell office:value-type="float" office:value="0.0645624019582368">
            <text:p>0.0645624</text:p>
          </table:table-cell>
          <table:table-cell/>
        </table:table-row>
        <table:table-row table:style-name="ro1">
          <table:table-cell office:value-type="float" office:value="2.92499999999999">
            <text:p>2.93</text:p>
          </table:table-cell>
          <table:table-cell office:value-type="float" office:value="0.0648038642402463">
            <text:p>0.0648039</text:p>
          </table:table-cell>
          <table:table-cell/>
        </table:table-row>
        <table:table-row table:style-name="ro1">
          <table:table-cell office:value-type="float" office:value="2.94999999999999">
            <text:p>2.95</text:p>
          </table:table-cell>
          <table:table-cell office:value-type="float" office:value="0.06505079995134">
            <text:p>0.0650508</text:p>
          </table:table-cell>
          <table:table-cell/>
        </table:table-row>
        <table:table-row table:style-name="ro1">
          <table:table-cell office:value-type="float" office:value="2.97499999999999">
            <text:p>2.98</text:p>
          </table:table-cell>
          <table:table-cell office:value-type="float" office:value="0.0653034086936224">
            <text:p>0.0653034</text:p>
          </table:table-cell>
          <table:table-cell/>
        </table:table-row>
        <table:table-row table:style-name="ro1">
          <table:table-cell office:value-type="float" office:value="2.99999999999999">
            <text:p>3</text:p>
          </table:table-cell>
          <table:table-cell office:value-type="float" office:value="0.0655619003278957">
            <text:p>0.0655619</text:p>
          </table:table-cell>
          <table:table-cell/>
        </table:table-row>
        <table:table-row table:style-name="ro1">
          <table:table-cell office:value-type="float" office:value="3.02499999999999">
            <text:p>3.03</text:p>
          </table:table-cell>
          <table:table-cell office:value-type="float" office:value="0.0658264956622799">
            <text:p>0.0658265</text:p>
          </table:table-cell>
          <table:table-cell/>
        </table:table-row>
        <table:table-row table:style-name="ro1">
          <table:table-cell office:value-type="float" office:value="3.04999999999999">
            <text:p>3.05</text:p>
          </table:table-cell>
          <table:table-cell office:value-type="float" office:value="0.0660974271982909">
            <text:p>0.0660974</text:p>
          </table:table-cell>
          <table:table-cell/>
        </table:table-row>
        <table:table-row table:style-name="ro1">
          <table:table-cell office:value-type="float" office:value="3.07499999999999">
            <text:p>3.08</text:p>
          </table:table-cell>
          <table:table-cell office:value-type="float" office:value="0.066374939940135">
            <text:p>0.0663749</text:p>
          </table:table-cell>
          <table:table-cell/>
        </table:table-row>
        <table:table-row table:style-name="ro1">
          <table:table-cell office:value-type="float" office:value="3.09999999999999">
            <text:p>3.1</text:p>
          </table:table-cell>
          <table:table-cell office:value-type="float" office:value="0.0666592922736546">
            <text:p>0.0666593</text:p>
          </table:table-cell>
          <table:table-cell/>
        </table:table-row>
        <table:table-row table:style-name="ro1">
          <table:table-cell office:value-type="float" office:value="3.12499999999999">
            <text:p>3.13</text:p>
          </table:table-cell>
          <table:table-cell office:value-type="float" office:value="0.0669507569221272">
            <text:p>0.0669508</text:p>
          </table:table-cell>
          <table:table-cell/>
        </table:table-row>
        <table:table-row table:style-name="ro1">
          <table:table-cell office:value-type="float" office:value="3.14999999999999">
            <text:p>3.15</text:p>
          </table:table-cell>
          <table:table-cell office:value-type="float" office:value="0.0672496219869913">
            <text:p>0.0672496</text:p>
          </table:table-cell>
          <table:table-cell/>
        </table:table-row>
        <table:table-row table:style-name="ro1">
          <table:table-cell office:value-type="float" office:value="3.17499999999999">
            <text:p>3.18</text:p>
          </table:table-cell>
          <table:table-cell office:value-type="float" office:value="0.0675561920825712">
            <text:p>0.0675562</text:p>
          </table:table-cell>
          <table:table-cell/>
        </table:table-row>
        <table:table-row table:style-name="ro1">
          <table:table-cell office:value-type="float" office:value="3.19999999999999">
            <text:p>3.2</text:p>
          </table:table-cell>
          <table:table-cell office:value-type="float" office:value="0.0678707895750026">
            <text:p>0.0678708</text:p>
          </table:table-cell>
          <table:table-cell/>
        </table:table-row>
        <table:table-row table:style-name="ro1">
          <table:table-cell office:value-type="float" office:value="3.22499999999999">
            <text:p>3.23</text:p>
          </table:table-cell>
          <table:table-cell office:value-type="float" office:value="0.068193755936864">
            <text:p>0.0681938</text:p>
          </table:table-cell>
          <table:table-cell/>
        </table:table-row>
        <table:table-row table:style-name="ro1">
          <table:table-cell office:value-type="float" office:value="3.24999999999999">
            <text:p>3.25</text:p>
          </table:table-cell>
          <table:table-cell office:value-type="float" office:value="0.0685254532305066">
            <text:p>0.0685255</text:p>
          </table:table-cell>
          <table:table-cell/>
        </table:table-row>
        <table:table-row table:style-name="ro1">
          <table:table-cell office:value-type="float" office:value="3.27499999999999">
            <text:p>3.28</text:p>
          </table:table-cell>
          <table:table-cell office:value-type="float" office:value="0.0688662657347863">
            <text:p>0.0688663</text:p>
          </table:table-cell>
          <table:table-cell/>
        </table:table-row>
        <table:table-row table:style-name="ro1">
          <table:table-cell office:value-type="float" office:value="3.29999999999999">
            <text:p>3.3</text:p>
          </table:table-cell>
          <table:table-cell office:value-type="float" office:value="0.0692166017318735">
            <text:p>0.0692166</text:p>
          </table:table-cell>
          <table:table-cell/>
        </table:table-row>
        <table:table-row table:style-name="ro1">
          <table:table-cell office:value-type="float" office:value="3.32499999999999">
            <text:p>3.33</text:p>
          </table:table-cell>
          <table:table-cell office:value-type="float" office:value="0.0695768954730876">
            <text:p>0.0695769</text:p>
          </table:table-cell>
          <table:table-cell/>
        </table:table-row>
        <table:table-row table:style-name="ro1">
          <table:table-cell office:value-type="float" office:value="3.34999999999999">
            <text:p>3.35</text:p>
          </table:table-cell>
          <table:table-cell office:value-type="float" office:value="0.0699476093453414">
            <text:p>0.0699476</text:p>
          </table:table-cell>
          <table:table-cell/>
        </table:table-row>
        <table:table-row table:style-name="ro1">
          <table:table-cell office:value-type="float" office:value="3.37499999999999">
            <text:p>3.38</text:p>
          </table:table-cell>
          <table:table-cell office:value-type="float" office:value="0.0703292362628268">
            <text:p>0.0703292</text:p>
          </table:table-cell>
          <table:table-cell/>
        </table:table-row>
        <table:table-row table:style-name="ro1">
          <table:table-cell office:value-type="float" office:value="3.39999999999999">
            <text:p>3.4</text:p>
          </table:table-cell>
          <table:table-cell office:value-type="float" office:value="0.0707223023121317">
            <text:p>0.0707223</text:p>
          </table:table-cell>
          <table:table-cell/>
        </table:table-row>
        <table:table-row table:style-name="ro1">
          <table:table-cell office:value-type="float" office:value="3.42499999999999">
            <text:p>3.43</text:p>
          </table:table-cell>
          <table:table-cell office:value-type="float" office:value="0.0711273696831123">
            <text:p>0.0711274</text:p>
          </table:table-cell>
          <table:table-cell/>
        </table:table-row>
        <table:table-row table:style-name="ro1">
          <table:table-cell office:value-type="float" office:value="3.44999999999999">
            <text:p>3.45</text:p>
          </table:table-cell>
          <table:table-cell office:value-type="float" office:value="0.0715450399226941">
            <text:p>0.0715450</text:p>
          </table:table-cell>
          <table:table-cell/>
        </table:table-row>
        <table:table-row table:style-name="ro1">
          <table:table-cell office:value-type="float" office:value="3.47499999999999">
            <text:p>3.48</text:p>
          </table:table-cell>
          <table:table-cell office:value-type="float" office:value="0.0719759575544496">
            <text:p>0.0719760</text:p>
          </table:table-cell>
          <table:table-cell/>
        </table:table-row>
        <table:table-row table:style-name="ro1">
          <table:table-cell office:value-type="float" office:value="3.49999999999999">
            <text:p>3.5</text:p>
          </table:table-cell>
          <table:table-cell office:value-type="float" office:value="0.0724208141134841">
            <text:p>0.0724208</text:p>
          </table:table-cell>
          <table:table-cell/>
        </table:table-row>
        <table:table-row table:style-name="ro1">
          <table:table-cell office:value-type="float" office:value="3.52499999999999">
            <text:p>3.53</text:p>
          </table:table-cell>
          <table:table-cell office:value-type="float" office:value="0.0728803526540394">
            <text:p>0.0728804</text:p>
          </table:table-cell>
          <table:table-cell/>
        </table:table-row>
        <table:table-row table:style-name="ro1">
          <table:table-cell office:value-type="float" office:value="3.54999999999999">
            <text:p>3.55</text:p>
          </table:table-cell>
          <table:table-cell office:value-type="float" office:value="0.0733553727965587">
            <text:p>0.0733554</text:p>
          </table:table-cell>
          <table:table-cell/>
        </table:table-row>
        <table:table-row table:style-name="ro1">
          <table:table-cell office:value-type="float" office:value="3.57499999999999">
            <text:p>3.58</text:p>
          </table:table-cell>
          <table:table-cell office:value-type="float" office:value="0.0738467363920311">
            <text:p>0.0738467</text:p>
          </table:table-cell>
          <table:table-cell/>
        </table:table-row>
        <table:table-row table:style-name="ro1">
          <table:table-cell office:value-type="float" office:value="3.59999999999999">
            <text:p>3.6</text:p>
          </table:table-cell>
          <table:table-cell office:value-type="float" office:value="0.0743553738946406">
            <text:p>0.0743554</text:p>
          </table:table-cell>
          <table:table-cell/>
        </table:table-row>
        <table:table-row table:style-name="ro1">
          <table:table-cell office:value-type="float" office:value="3.62499999999999">
            <text:p>3.63</text:p>
          </table:table-cell>
          <table:table-cell office:value-type="float" office:value="0.0748822915495325">
            <text:p>0.0748823</text:p>
          </table:table-cell>
          <table:table-cell/>
        </table:table-row>
        <table:table-row table:style-name="ro1">
          <table:table-cell office:value-type="float" office:value="3.64999999999999">
            <text:p>3.65</text:p>
          </table:table-cell>
          <table:table-cell office:value-type="float" office:value="0.0754285795214699">
            <text:p>0.0754286</text:p>
          </table:table-cell>
          <table:table-cell/>
        </table:table-row>
        <table:table-row table:style-name="ro1">
          <table:table-cell office:value-type="float" office:value="3.67499999999999">
            <text:p>3.67</text:p>
          </table:table-cell>
          <table:table-cell office:value-type="float" office:value="0.0759954211129953">
            <text:p>0.0759954</text:p>
          </table:table-cell>
          <table:table-cell/>
        </table:table-row>
        <table:table-row table:style-name="ro1">
          <table:table-cell office:value-type="float" office:value="3.69999999999999">
            <text:p>3.7</text:p>
          </table:table-cell>
          <table:table-cell office:value-type="float" office:value="0.0765841032483612">
            <text:p>0.0765841</text:p>
          </table:table-cell>
          <table:table-cell/>
        </table:table-row>
        <table:table-row table:style-name="ro1">
          <table:table-cell office:value-type="float" office:value="3.72499999999999">
            <text:p>3.72</text:p>
          </table:table-cell>
          <table:table-cell office:value-type="float" office:value="0.0771960284330834">
            <text:p>0.0771960</text:p>
          </table:table-cell>
          <table:table-cell/>
        </table:table-row>
        <table:table-row table:style-name="ro1">
          <table:table-cell office:value-type="float" office:value="3.74999999999999">
            <text:p>3.75</text:p>
          </table:table-cell>
          <table:table-cell office:value-type="float" office:value="0.0778327284399831">
            <text:p>0.0778327</text:p>
          </table:table-cell>
          <table:table-cell/>
        </table:table-row>
        <table:table-row table:style-name="ro1">
          <table:table-cell office:value-type="float" office:value="3.77499999999999">
            <text:p>3.77</text:p>
          </table:table-cell>
          <table:table-cell office:value-type="float" office:value="0.0784958800228626">
            <text:p>0.0784959</text:p>
          </table:table-cell>
          <table:table-cell/>
        </table:table-row>
        <table:table-row table:style-name="ro1">
          <table:table-cell office:value-type="float" office:value="3.79999999999999">
            <text:p>3.8</text:p>
          </table:table-cell>
          <table:table-cell office:value-type="float" office:value="0.0791873230209303">
            <text:p>0.0791873</text:p>
          </table:table-cell>
          <table:table-cell/>
        </table:table-row>
        <table:table-row table:style-name="ro1">
          <table:table-cell office:value-type="float" office:value="3.82499999999999">
            <text:p>3.82</text:p>
          </table:table-cell>
          <table:table-cell office:value-type="float" office:value="0.0799090812938287">
            <text:p>0.0799091</text:p>
          </table:table-cell>
          <table:table-cell/>
        </table:table-row>
        <table:table-row table:style-name="ro1">
          <table:table-cell office:value-type="float" office:value="3.84999999999999">
            <text:p>3.85</text:p>
          </table:table-cell>
          <table:table-cell office:value-type="float" office:value="0.0806633870226846">
            <text:p>0.0806634</text:p>
          </table:table-cell>
          <table:table-cell/>
        </table:table-row>
        <table:table-row table:style-name="ro1">
          <table:table-cell office:value-type="float" office:value="3.87499999999999">
            <text:p>3.87</text:p>
          </table:table-cell>
          <table:table-cell office:value-type="float" office:value="0.0814527090322514">
            <text:p>0.0814527</text:p>
          </table:table-cell>
          <table:table-cell/>
        </table:table-row>
        <table:table-row table:style-name="ro1">
          <table:table-cell office:value-type="float" office:value="3.89999999999999">
            <text:p>3.9</text:p>
          </table:table-cell>
          <table:table-cell office:value-type="float" office:value="0.0822797859399279">
            <text:p>0.0822798</text:p>
          </table:table-cell>
          <table:table-cell/>
        </table:table-row>
        <table:table-row table:style-name="ro1">
          <table:table-cell office:value-type="float" office:value="3.92499999999999">
            <text:p>3.92</text:p>
          </table:table-cell>
          <table:table-cell office:value-type="float" office:value="0.0831476651284505">
            <text:p>0.0831477</text:p>
          </table:table-cell>
          <table:table-cell/>
        </table:table-row>
        <table:table-row table:style-name="ro1">
          <table:table-cell office:value-type="float" office:value="3.94999999999999">
            <text:p>3.95</text:p>
          </table:table-cell>
          <table:table-cell office:value-type="float" office:value="0.0840597487827362">
            <text:p>0.0840597</text:p>
          </table:table-cell>
          <table:table-cell/>
        </table:table-row>
        <table:table-row table:style-name="ro1">
          <table:table-cell office:value-type="float" office:value="3.97499999999999">
            <text:p>3.97</text:p>
          </table:table-cell>
          <table:table-cell office:value-type="float" office:value="0.0850198485443766">
            <text:p>0.0850198</text:p>
          </table:table-cell>
          <table:table-cell/>
        </table:table-row>
        <table:table-row table:style-name="ro1">
          <table:table-cell office:value-type="float" office:value="3.99999999999999">
            <text:p>4</text:p>
          </table:table-cell>
          <table:table-cell office:value-type="float" office:value="0.0860322507423424">
            <text:p>0.0860323</text:p>
          </table:table-cell>
          <table:table-cell/>
        </table:table-row>
        <table:table-row table:style-name="ro1">
          <table:table-cell office:value-type="float" office:value="4.02499999999999">
            <text:p>4.02</text:p>
          </table:table-cell>
          <table:table-cell office:value-type="float" office:value="0.0871017946866771">
            <text:p>0.0871018</text:p>
          </table:table-cell>
          <table:table-cell/>
        </table:table-row>
        <table:table-row table:style-name="ro1">
          <table:table-cell office:value-type="float" office:value="4.04999999999999">
            <text:p>4.05</text:p>
          </table:table-cell>
          <table:table-cell office:value-type="float" office:value="0.0882339672064872">
            <text:p>0.0882340</text:p>
          </table:table-cell>
          <table:table-cell/>
        </table:table-row>
        <table:table-row table:style-name="ro1">
          <table:table-cell office:value-type="float" office:value="4.07499999999999">
            <text:p>4.07</text:p>
          </table:table-cell>
          <table:table-cell office:value-type="float" office:value="0.0894350175347616">
            <text:p>0.0894350</text:p>
          </table:table-cell>
          <table:table-cell/>
        </table:table-row>
        <table:table-row table:style-name="ro1">
          <table:table-cell office:value-type="float" office:value="4.09999999999999">
            <text:p>4.1</text:p>
          </table:table-cell>
          <table:table-cell office:value-type="float" office:value="0.0907120978759012">
            <text:p>0.0907121</text:p>
          </table:table-cell>
          <table:table-cell/>
        </table:table-row>
        <table:table-row table:style-name="ro1">
          <table:table-cell office:value-type="float" office:value="4.12499999999999">
            <text:p>4.13</text:p>
          </table:table-cell>
          <table:table-cell office:value-type="float" office:value="0.0920734366595963">
            <text:p>0.0920734</text:p>
          </table:table-cell>
          <table:table-cell/>
        </table:table-row>
        <table:table-row table:style-name="ro1">
          <table:table-cell office:value-type="float" office:value="4.14999999999999">
            <text:p>4.15</text:p>
          </table:table-cell>
          <table:table-cell office:value-type="float" office:value="0.0935285537640239">
            <text:p>0.0935286</text:p>
          </table:table-cell>
          <table:table-cell/>
        </table:table-row>
        <table:table-row table:style-name="ro1">
          <table:table-cell office:value-type="float" office:value="4.17499999999999">
            <text:p>4.18</text:p>
          </table:table-cell>
          <table:table-cell office:value-type="float" office:value="0.0950885301423217">
            <text:p>0.0950885</text:p>
          </table:table-cell>
          <table:table-cell/>
        </table:table-row>
        <table:table-row table:style-name="ro1">
          <table:table-cell office:value-type="float" office:value="4.19999999999999">
            <text:p>4.2</text:p>
          </table:table-cell>
          <table:table-cell office:value-type="float" office:value="0.0967663486962117">
            <text:p>0.0967663</text:p>
          </table:table-cell>
          <table:table-cell/>
        </table:table-row>
        <table:table-row table:style-name="ro1">
          <table:table-cell office:value-type="float" office:value="4.22499999999999">
            <text:p>4.23</text:p>
          </table:table-cell>
          <table:table-cell office:value-type="float" office:value="0.098577329494924">
            <text:p>0.0985773</text:p>
          </table:table-cell>
          <table:table-cell/>
        </table:table-row>
        <table:table-row table:style-name="ro1">
          <table:table-cell office:value-type="float" office:value="4.24999999999999">
            <text:p>4.25</text:p>
          </table:table-cell>
          <table:table-cell office:value-type="float" office:value="0.10053969143594">
            <text:p>0.1005397</text:p>
          </table:table-cell>
          <table:table-cell/>
        </table:table-row>
        <table:table-row table:style-name="ro1">
          <table:table-cell office:value-type="float" office:value="4.27499999999999">
            <text:p>4.28</text:p>
          </table:table-cell>
          <table:table-cell office:value-type="float" office:value="0.102675285594099">
            <text:p>0.1026753</text:p>
          </table:table-cell>
          <table:table-cell/>
        </table:table-row>
        <table:table-row table:style-name="ro1">
          <table:table-cell office:value-type="float" office:value="4.29999999999999">
            <text:p>4.3</text:p>
          </table:table-cell>
          <table:table-cell office:value-type="float" office:value="0.105010565052406">
            <text:p>0.1050106</text:p>
          </table:table-cell>
          <table:table-cell/>
        </table:table-row>
        <table:table-row table:style-name="ro1">
          <table:table-cell office:value-type="float" office:value="4.32499999999999">
            <text:p>4.33</text:p>
          </table:table-cell>
          <table:table-cell office:value-type="float" office:value="0.107577885609028">
            <text:p>0.1075779</text:p>
          </table:table-cell>
          <table:table-cell/>
        </table:table-row>
        <table:table-row table:style-name="ro1">
          <table:table-cell office:value-type="float" office:value="4.34999999999999">
            <text:p>4.35</text:p>
          </table:table-cell>
          <table:table-cell office:value-type="float" office:value="0.110417277509129">
            <text:p>0.1104173</text:p>
          </table:table-cell>
          <table:table-cell/>
        </table:table-row>
        <table:table-row table:style-name="ro1">
          <table:table-cell office:value-type="float" office:value="4.375">
            <text:p>4.38</text:p>
          </table:table-cell>
          <table:table-cell office:value-type="float" office:value="0.113578900689183">
            <text:p>0.1135789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117126513302079">
            <text:p>0.1171265</text:p>
          </table:table-cell>
          <table:table-cell/>
        </table:table-row>
        <table:table-row table:style-name="ro1">
          <table:table-cell office:value-type="float" office:value="4.425">
            <text:p>4.43</text:p>
          </table:table-cell>
          <table:table-cell office:value-type="float" office:value="0.121142478851147">
            <text:p>0.1211425</text:p>
          </table:table-cell>
          <table:table-cell/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125735173825861">
            <text:p>0.1257352</text:p>
          </table:table-cell>
          <table:table-cell/>
        </table:table-row>
        <table:table-row table:style-name="ro1">
          <table:table-cell office:value-type="float" office:value="4.475">
            <text:p>4.48</text:p>
          </table:table-cell>
          <table:table-cell office:value-type="float" office:value="0.131050258142955">
            <text:p>0.1310503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13728838676724">
            <text:p>0.1372884</text:p>
          </table:table-cell>
          <table:table-cell/>
        </table:table-row>
        <table:table-row table:style-name="ro1">
          <table:table-cell office:value-type="float" office:value="4.525">
            <text:p>4.53</text:p>
          </table:table-cell>
          <table:table-cell office:value-type="float" office:value="0.144734116716772">
            <text:p>0.1447341</text:p>
          </table:table-cell>
          <table:table-cell/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153805249423695">
            <text:p>0.1538052</text:p>
          </table:table-cell>
          <table:table-cell/>
        </table:table-row>
        <table:table-row table:style-name="ro1">
          <table:table-cell office:value-type="float" office:value="4.575">
            <text:p>4.58</text:p>
          </table:table-cell>
          <table:table-cell office:value-type="float" office:value="0.165141733679167">
            <text:p>0.1651417</text:p>
          </table:table-cell>
          <table:table-cell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179776876295669">
            <text:p>0.1797769</text:p>
          </table:table-cell>
          <table:table-cell/>
        </table:table-row>
        <table:table-row table:style-name="ro1">
          <table:table-cell office:value-type="float" office:value="4.625">
            <text:p>4.63</text:p>
          </table:table-cell>
          <table:table-cell office:value-type="float" office:value="0.199496049966378">
            <text:p>0.1994960</text:p>
          </table:table-cell>
          <table:table-cell/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22767607613003">
            <text:p>0.2276761</text:p>
          </table:table-cell>
          <table:table-cell/>
        </table:table-row>
        <table:table-row table:style-name="ro1">
          <table:table-cell office:value-type="float" office:value="4.675">
            <text:p>4.68</text:p>
          </table:table-cell>
          <table:table-cell office:value-type="float" office:value="0.271573152668086">
            <text:p>0.2715732</text:p>
          </table:table-cell>
          <table:table-cell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350154121689827">
            <text:p>0.3501541</text:p>
          </table:table-cell>
          <table:table-cell/>
        </table:table-row>
        <table:table-row table:style-name="ro1">
          <table:table-cell office:value-type="float" office:value="4.725">
            <text:p>4.73</text:p>
          </table:table-cell>
          <table:table-cell office:value-type="float" office:value="0.533756923183757">
            <text:p>0.5337569</text:p>
          </table:table-cell>
          <table:table-cell/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1.48346782044487">
            <text:p>1.4834678</text:p>
          </table:table-cell>
          <table:table-cell/>
        </table:table-row>
        <table:table-row table:style-name="ro1">
          <table:table-cell office:value-type="float" office:value="4.775">
            <text:p>4.78</text:p>
          </table:table-cell>
          <table:table-cell office:value-type="float" office:value="-1.1878158368069">
            <text:p>-1.1878158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0.351004190961834">
            <text:p>-0.3510042</text:p>
          </table:table-cell>
          <table:table-cell/>
        </table:table-row>
        <table:table-row table:style-name="ro1">
          <table:table-cell office:value-type="float" office:value="4.825">
            <text:p>4.83</text:p>
          </table:table-cell>
          <table:table-cell office:value-type="float" office:value="-0.175903264533587">
            <text:p>-0.1759033</text:p>
          </table:table-cell>
          <table:table-cell/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-0.0989873385288769">
            <text:p>-0.0989873</text:p>
          </table:table-cell>
          <table:table-cell/>
        </table:table-row>
        <table:table-row table:style-name="ro1">
          <table:table-cell office:value-type="float" office:value="4.875">
            <text:p>4.88</text:p>
          </table:table-cell>
          <table:table-cell office:value-type="float" office:value="-0.0549637716778034">
            <text:p>-0.0549638</text:p>
          </table:table-cell>
          <table:table-cell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0.0257703021339013">
            <text:p>-0.0257703</text:p>
          </table:table-cell>
          <table:table-cell/>
        </table:table-row>
        <table:table-row table:style-name="ro1">
          <table:table-cell office:value-type="float" office:value="4.925">
            <text:p>4.93</text:p>
          </table:table-cell>
          <table:table-cell office:value-type="float" office:value="-0.00435469874411189">
            <text:p>-0.0043547</text:p>
          </table:table-cell>
          <table:table-cell/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0126744393552163">
            <text:p>0.0126744</text:p>
          </table:table-cell>
          <table:table-cell/>
        </table:table-row>
        <table:table-row table:style-name="ro1">
          <table:table-cell office:value-type="float" office:value="4.975">
            <text:p>4.98</text:p>
          </table:table-cell>
          <table:table-cell office:value-type="float" office:value="0.0272467999123847">
            <text:p>0.0272468</text:p>
          </table:table-cell>
          <table:table-cell/>
        </table:table-row>
        <table:table-row table:style-name="ro1" table:number-rows-repeated="65334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6">06/02/2008</text:date>, <text:time>22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Benjamin Tatham</dc:creator>
    <dc:date>2008-02-06T22:13:4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835cm" svg:height="13.763cm" chart:class="chart:scatter" chart:style-name="ch1">
        <chart:legend chart:legend-position="top" svg:x="9.14cm" svg:y="0.275cm" chart:style-name="ch2"/>
        <chart:plot-area chart:style-name="ch3" table:cell-range-address="Sheet1.A1:Sheet1.B201" chart:data-source-has-labels="row" svg:x="0.416cm" svg:y="1.164cm" svg:width="19.586cm" svg:height="12.323cm"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Delay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025">
                <text:p>0.025</text:p>
              </table:table-cell>
              <table:table-cell office:value-type="float" office:value="0.0522334873040677">
                <text:p>0.052233487304067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5">
                <text:p>0.05</text:p>
              </table:table-cell>
              <table:table-cell office:value-type="float" office:value="0.0522829064859284">
                <text:p>0.052282906485928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75">
                <text:p>0.075</text:p>
              </table:table-cell>
              <table:table-cell office:value-type="float" office:value="0.0523327858648283">
                <text:p>0.052332785864828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1">
                <text:p>0.1</text:p>
              </table:table-cell>
              <table:table-cell office:value-type="float" office:value="0.0523831320264007">
                <text:p>0.052383132026400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125">
                <text:p>0.125</text:p>
              </table:table-cell>
              <table:table-cell office:value-type="float" office:value="0.0524339516847112">
                <text:p>0.052433951684711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15">
                <text:p>0.15</text:p>
              </table:table-cell>
              <table:table-cell office:value-type="float" office:value="0.0524852516854509">
                <text:p>0.052485251685450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175">
                <text:p>0.175</text:p>
              </table:table-cell>
              <table:table-cell office:value-type="float" office:value="0.0525370390092268">
                <text:p>0.052537039009226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2">
                <text:p>0.2</text:p>
              </table:table-cell>
              <table:table-cell office:value-type="float" office:value="0.0525893207749519">
                <text:p>0.052589320774951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225">
                <text:p>0.225</text:p>
              </table:table-cell>
              <table:table-cell office:value-type="float" office:value="0.0526421042433399">
                <text:p>0.052642104243339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25">
                <text:p>0.25</text:p>
              </table:table-cell>
              <table:table-cell office:value-type="float" office:value="0.052695396820508">
                <text:p>0.052695396820508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75">
                <text:p>0.275</text:p>
              </table:table-cell>
              <table:table-cell office:value-type="float" office:value="0.0527492060616912">
                <text:p>0.0527492060616912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3">
                <text:p>0.3</text:p>
              </table:table-cell>
              <table:table-cell office:value-type="float" office:value="0.0528035396750723">
                <text:p>0.052803539675072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325">
                <text:p>0.325</text:p>
              </table:table-cell>
              <table:table-cell office:value-type="float" office:value="0.0528584055257329">
                <text:p>0.052858405525732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35">
                <text:p>0.35</text:p>
              </table:table-cell>
              <table:table-cell office:value-type="float" office:value="0.0529138116397286">
                <text:p>0.052913811639728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375">
                <text:p>0.375</text:p>
              </table:table-cell>
              <table:table-cell office:value-type="float" office:value="0.0529697662082934">
                <text:p>0.0529697662082934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4">
                <text:p>0.4</text:p>
              </table:table-cell>
              <table:table-cell office:value-type="float" office:value="0.0530262775921794">
                <text:p>0.053026277592179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425">
                <text:p>0.425</text:p>
              </table:table-cell>
              <table:table-cell office:value-type="float" office:value="0.0530833543261345">
                <text:p>0.053083354326134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45">
                <text:p>0.45</text:p>
              </table:table-cell>
              <table:table-cell office:value-type="float" office:value="0.0531410051235256">
                <text:p>0.053141005123525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475">
                <text:p>0.475</text:p>
              </table:table-cell>
              <table:table-cell office:value-type="float" office:value="0.0531992388811123">
                <text:p>0.0531992388811123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5">
                <text:p>0.5</text:p>
              </table:table-cell>
              <table:table-cell office:value-type="float" office:value="0.0532580646839756">
                <text:p>0.0532580646839756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525">
                <text:p>0.525</text:p>
              </table:table-cell>
              <table:table-cell office:value-type="float" office:value="0.0533174918106097">
                <text:p>0.053317491810609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55">
                <text:p>0.55</text:p>
              </table:table-cell>
              <table:table-cell office:value-type="float" office:value="0.0533775297381815">
                <text:p>0.053377529738181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575">
                <text:p>0.575</text:p>
              </table:table-cell>
              <table:table-cell office:value-type="float" office:value="0.0534381881479655">
                <text:p>0.053438188147965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6">
                <text:p>0.6</text:p>
              </table:table-cell>
              <table:table-cell office:value-type="float" office:value="0.0534994769309605">
                <text:p>0.053499476930960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625">
                <text:p>0.625</text:p>
              </table:table-cell>
              <table:table-cell office:value-type="float" office:value="0.0535614061936953">
                <text:p>0.053561406193695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65">
                <text:p>0.65</text:p>
              </table:table-cell>
              <table:table-cell office:value-type="float" office:value="0.0536239862642315">
                <text:p>0.0536239862642315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675">
                <text:p>0.675</text:p>
              </table:table-cell>
              <table:table-cell office:value-type="float" office:value="0.0536872276983705">
                <text:p>0.053687227698370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7">
                <text:p>0.7</text:p>
              </table:table-cell>
              <table:table-cell office:value-type="float" office:value="0.0537511412860734">
                <text:p>0.053751141286073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725">
                <text:p>0.725</text:p>
              </table:table-cell>
              <table:table-cell office:value-type="float" office:value="0.0538157380581033">
                <text:p>0.053815738058103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75">
                <text:p>0.75</text:p>
              </table:table-cell>
              <table:table-cell office:value-type="float" office:value="0.053881029292897">
                <text:p>0.05388102929289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775">
                <text:p>0.775</text:p>
              </table:table-cell>
              <table:table-cell office:value-type="float" office:value="0.053947026523678">
                <text:p>0.05394702652367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8">
                <text:p>0.8</text:p>
              </table:table-cell>
              <table:table-cell office:value-type="float" office:value="0.054013741545819">
                <text:p>0.05401374154581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825">
                <text:p>0.825</text:p>
              </table:table-cell>
              <table:table-cell office:value-type="float" office:value="0.0540811864244653">
                <text:p>0.054081186424465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85">
                <text:p>0.85</text:p>
              </table:table-cell>
              <table:table-cell office:value-type="float" office:value="0.0541493735024298">
                <text:p>0.054149373502429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875">
                <text:p>0.875</text:p>
              </table:table-cell>
              <table:table-cell office:value-type="float" office:value="0.0542183154083707">
                <text:p>0.054218315408370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9">
                <text:p>0.9</text:p>
              </table:table-cell>
              <table:table-cell office:value-type="float" office:value="0.0542880250652651">
                <text:p>0.054288025065265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925">
                <text:p>0.925</text:p>
              </table:table-cell>
              <table:table-cell office:value-type="float" office:value="0.0543585156991896">
                <text:p>0.054358515699189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95">
                <text:p>0.95</text:p>
              </table:table-cell>
              <table:table-cell office:value-type="float" office:value="0.0544298008484223">
                <text:p>0.054429800848422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975">
                <text:p>0.975</text:p>
              </table:table-cell>
              <table:table-cell office:value-type="float" office:value="0.0545018943728802">
                <text:p>0.0545018943728802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">
                <text:p>1</text:p>
              </table:table-cell>
              <table:table-cell office:value-type="float" office:value="0.0545748104639058">
                <text:p>0.054574810463905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.025">
                <text:p>1.025</text:p>
              </table:table-cell>
              <table:table-cell office:value-type="float" office:value="0.054648563654419">
                <text:p>0.05464856365441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.05">
                <text:p>1.05</text:p>
              </table:table-cell>
              <table:table-cell office:value-type="float" office:value="0.0547231688294506">
                <text:p>0.054723168829450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.075">
                <text:p>1.075</text:p>
              </table:table-cell>
              <table:table-cell office:value-type="float" office:value="0.0547986412370735">
                <text:p>0.054798641237073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.1">
                <text:p>1.1</text:p>
              </table:table-cell>
              <table:table-cell office:value-type="float" office:value="0.0548749964997512">
                <text:p>0.054874996499751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.125">
                <text:p>1.125</text:p>
              </table:table-cell>
              <table:table-cell office:value-type="float" office:value="0.0549522506261204">
                <text:p>0.054952250626120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.15">
                <text:p>1.15</text:p>
              </table:table-cell>
              <table:table-cell office:value-type="float" office:value="0.0550304200232293">
                <text:p>0.055030420023229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1.175">
                <text:p>1.175</text:p>
              </table:table-cell>
              <table:table-cell office:value-type="float" office:value="0.0551095215092514">
                <text:p>0.055109521509251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1.2">
                <text:p>1.2</text:p>
              </table:table-cell>
              <table:table-cell office:value-type="float" office:value="0.0551895723266976">
                <text:p>0.055189572326697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.225">
                <text:p>1.225</text:p>
              </table:table-cell>
              <table:table-cell office:value-type="float" office:value="0.0552705901561489">
                <text:p>0.0552705901561489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1.25">
                <text:p>1.25</text:p>
              </table:table-cell>
              <table:table-cell office:value-type="float" office:value="0.0553525931305353">
                <text:p>0.055352593130535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.275">
                <text:p>1.275</text:p>
              </table:table-cell>
              <table:table-cell office:value-type="float" office:value="0.0554355998499854">
                <text:p>0.055435599849985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3">
                <text:p>1.3</text:p>
              </table:table-cell>
              <table:table-cell office:value-type="float" office:value="0.0555196293972756">
                <text:p>0.0555196293972756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325">
                <text:p>1.325</text:p>
              </table:table-cell>
              <table:table-cell office:value-type="float" office:value="0.0556047013539054">
                <text:p>0.0556047013539054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35">
                <text:p>1.35</text:p>
              </table:table-cell>
              <table:table-cell office:value-type="float" office:value="0.0556908358168315">
                <text:p>0.055690835816831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375">
                <text:p>1.375</text:p>
              </table:table-cell>
              <table:table-cell office:value-type="float" office:value="0.0557780534158909">
                <text:p>0.055778053415890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4">
                <text:p>1.4</text:p>
              </table:table-cell>
              <table:table-cell office:value-type="float" office:value="0.0558663753319477">
                <text:p>0.055866375331947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425">
                <text:p>1.425</text:p>
              </table:table-cell>
              <table:table-cell office:value-type="float" office:value="0.0559558233157998">
                <text:p>0.055955823315799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45">
                <text:p>1.45</text:p>
              </table:table-cell>
              <table:table-cell office:value-type="float" office:value="0.0560464197078818">
                <text:p>0.0560464197078818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475">
                <text:p>1.475</text:p>
              </table:table-cell>
              <table:table-cell office:value-type="float" office:value="0.0561381874588065">
                <text:p>0.056138187458806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5">
                <text:p>1.5</text:p>
              </table:table-cell>
              <table:table-cell office:value-type="float" office:value="0.0562311501507845">
                <text:p>0.056231150150784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525">
                <text:p>1.525</text:p>
              </table:table-cell>
              <table:table-cell office:value-type="float" office:value="0.0563253320199698">
                <text:p>0.0563253320199698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.55">
                <text:p>1.55</text:p>
              </table:table-cell>
              <table:table-cell office:value-type="float" office:value="0.0564207579797766">
                <text:p>0.0564207579797766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.575">
                <text:p>1.575</text:p>
              </table:table-cell>
              <table:table-cell office:value-type="float" office:value="0.0565174536452189">
                <text:p>0.0565174536452189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.6">
                <text:p>1.6</text:p>
              </table:table-cell>
              <table:table-cell office:value-type="float" office:value="0.0566154453583261">
                <text:p>0.056615445358326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.625">
                <text:p>1.625</text:p>
              </table:table-cell>
              <table:table-cell office:value-type="float" office:value="0.0567147602146913">
                <text:p>0.056714760214691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1.65">
                <text:p>1.65</text:p>
              </table:table-cell>
              <table:table-cell office:value-type="float" office:value="0.0568154260912122">
                <text:p>0.0568154260912122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1.675">
                <text:p>1.675</text:p>
              </table:table-cell>
              <table:table-cell office:value-type="float" office:value="0.0569174716750889">
                <text:p>0.056917471675088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.7">
                <text:p>1.7</text:p>
              </table:table-cell>
              <table:table-cell office:value-type="float" office:value="0.0570209264941467">
                <text:p>0.057020926494146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.725">
                <text:p>1.725</text:p>
              </table:table-cell>
              <table:table-cell office:value-type="float" office:value="0.0571258209485554">
                <text:p>0.0571258209485554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1.75">
                <text:p>1.75</text:p>
              </table:table-cell>
              <table:table-cell office:value-type="float" office:value="0.0572321863440219">
                <text:p>0.0572321863440219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.775">
                <text:p>1.775</text:p>
              </table:table-cell>
              <table:table-cell office:value-type="float" office:value="0.0573400549265389">
                <text:p>0.0573400549265389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.8">
                <text:p>1.8</text:p>
              </table:table-cell>
              <table:table-cell office:value-type="float" office:value="0.057449459918775">
                <text:p>0.05744945991877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.825">
                <text:p>1.825</text:p>
              </table:table-cell>
              <table:table-cell office:value-type="float" office:value="0.0575604355582003">
                <text:p>0.057560435558200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.85">
                <text:p>1.85</text:p>
              </table:table-cell>
              <table:table-cell office:value-type="float" office:value="0.0576730171370449">
                <text:p>0.0576730171370449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.875">
                <text:p>1.875</text:p>
              </table:table-cell>
              <table:table-cell office:value-type="float" office:value="0.0577872410441968">
                <text:p>0.057787241044196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.9">
                <text:p>1.9</text:p>
              </table:table-cell>
              <table:table-cell office:value-type="float" office:value="0.0579031448091508">
                <text:p>0.057903144809150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.925">
                <text:p>1.925</text:p>
              </table:table-cell>
              <table:table-cell office:value-type="float" office:value="0.0580207671481275">
                <text:p>0.058020767148127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.95">
                <text:p>1.95</text:p>
              </table:table-cell>
              <table:table-cell office:value-type="float" office:value="0.0581401480124927">
                <text:p>0.0581401480124927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.975">
                <text:p>1.975</text:p>
              </table:table-cell>
              <table:table-cell office:value-type="float" office:value="0.0582613286396118">
                <text:p>0.058261328639611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">
                <text:p>2</text:p>
              </table:table-cell>
              <table:table-cell office:value-type="float" office:value="0.0583843516062861">
                <text:p>0.05838435160628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.025">
                <text:p>2.025</text:p>
              </table:table-cell>
              <table:table-cell office:value-type="float" office:value="0.0585092608849293">
                <text:p>0.0585092608849293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2.05">
                <text:p>2.05</text:p>
              </table:table-cell>
              <table:table-cell office:value-type="float" office:value="0.0586361019026489">
                <text:p>0.058636101902648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2.075">
                <text:p>2.075</text:p>
              </table:table-cell>
              <table:table-cell office:value-type="float" office:value="0.0587649216034149">
                <text:p>0.058764921603414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2.1">
                <text:p>2.1</text:p>
              </table:table-cell>
              <table:table-cell office:value-type="float" office:value="0.0588957685135071">
                <text:p>0.058895768513507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.125">
                <text:p>2.125</text:p>
              </table:table-cell>
              <table:table-cell office:value-type="float" office:value="0.0590286928104475">
                <text:p>0.0590286928104475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2.15">
                <text:p>2.15</text:p>
              </table:table-cell>
              <table:table-cell office:value-type="float" office:value="0.0591637463956405">
                <text:p>0.0591637463956405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.175">
                <text:p>2.175</text:p>
              </table:table-cell>
              <table:table-cell office:value-type="float" office:value="0.0593009829709592">
                <text:p>0.059300982970959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.2">
                <text:p>2.2</text:p>
              </table:table-cell>
              <table:table-cell office:value-type="float" office:value="0.059440458119532">
                <text:p>0.05944045811953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2.225">
                <text:p>2.225</text:p>
              </table:table-cell>
              <table:table-cell office:value-type="float" office:value="0.0595822293910091">
                <text:p>0.059582229391009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2.25">
                <text:p>2.25</text:p>
              </table:table-cell>
              <table:table-cell office:value-type="float" office:value="0.0597263563916013">
                <text:p>0.059726356391601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2.275">
                <text:p>2.275</text:p>
              </table:table-cell>
              <table:table-cell office:value-type="float" office:value="0.0598729008792142">
                <text:p>0.059872900879214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2.3">
                <text:p>2.3</text:p>
              </table:table-cell>
              <table:table-cell office:value-type="float" office:value="0.0600219268640205">
                <text:p>0.0600219268640205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2.325">
                <text:p>2.325</text:p>
              </table:table-cell>
              <table:table-cell office:value-type="float" office:value="0.0601735007148436">
                <text:p>0.0601735007148436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2.35">
                <text:p>2.35</text:p>
              </table:table-cell>
              <table:table-cell office:value-type="float" office:value="0.0603276912717528">
                <text:p>0.060327691271752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2.375">
                <text:p>2.375</text:p>
              </table:table-cell>
              <table:table-cell office:value-type="float" office:value="0.0604845699653064">
                <text:p>0.060484569965306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2.4">
                <text:p>2.4</text:p>
              </table:table-cell>
              <table:table-cell office:value-type="float" office:value="0.0606442109429093">
                <text:p>0.0606442109429093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2.425">
                <text:p>2.425</text:p>
              </table:table-cell>
              <table:table-cell office:value-type="float" office:value="0.0608066912027963">
                <text:p>0.060806691202796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2.45">
                <text:p>2.45</text:p>
              </table:table-cell>
              <table:table-cell office:value-type="float" office:value="0.0609720907361899">
                <text:p>0.060972090736189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.475">
                <text:p>2.475</text:p>
              </table:table-cell>
              <table:table-cell office:value-type="float" office:value="0.0611404926782304">
                <text:p>0.061140492678230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.5">
                <text:p>2.5</text:p>
              </table:table-cell>
              <table:table-cell office:value-type="float" office:value="0.0613119834683266">
                <text:p>0.061311983468326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.52499999999999">
                <text:p>2.52499999999999</text:p>
              </table:table-cell>
              <table:table-cell office:value-type="float" office:value="0.0614866530206305">
                <text:p>0.061486653020630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0.0616645949054033">
                <text:p>0.0616645949054033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.57499999999999">
                <text:p>2.57499999999999</text:p>
              </table:table-cell>
              <table:table-cell office:value-type="float" office:value="0.0618459065421042">
                <text:p>0.061845906542104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0620306894051099">
                <text:p>0.062030689405109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.62499999999999">
                <text:p>2.62499999999999</text:p>
              </table:table-cell>
              <table:table-cell office:value-type="float" office:value="0.0622190492430572">
                <text:p>0.062219049243057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0.0624110963128866">
                <text:p>0.062411096312886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.67499999999999">
                <text:p>2.67499999999999</text:p>
              </table:table-cell>
              <table:table-cell office:value-type="float" office:value="0.0626069456297693">
                <text:p>0.0626069456297693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06280671723421">
                <text:p>0.0628067172342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.72499999999999">
                <text:p>2.72499999999999</text:p>
              </table:table-cell>
              <table:table-cell office:value-type="float" office:value="0.0630105364777396">
                <text:p>0.0630105364777396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0.0632185343287493">
                <text:p>0.0632185343287493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.77499999999999">
                <text:p>2.77499999999999</text:p>
              </table:table-cell>
              <table:table-cell office:value-type="float" office:value="0.06343084770017">
                <text:p>0.06343084770017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0636476198008659">
                <text:p>0.063647619800865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.82499999999999">
                <text:p>2.82499999999999</text:p>
              </table:table-cell>
              <table:table-cell office:value-type="float" office:value="0.0638690005128029">
                <text:p>0.063869000512802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.84999999999999">
                <text:p>2.84999999999999</text:p>
              </table:table-cell>
              <table:table-cell office:value-type="float" office:value="0.0640951467962596">
                <text:p>0.064095146796259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.87499999999999">
                <text:p>2.87499999999999</text:p>
              </table:table-cell>
              <table:table-cell office:value-type="float" office:value="0.0643262231255806">
                <text:p>0.0643262231255806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0645624019582368">
                <text:p>0.0645624019582368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.92499999999999">
                <text:p>2.92499999999999</text:p>
              </table:table-cell>
              <table:table-cell office:value-type="float" office:value="0.0648038642402463">
                <text:p>0.0648038642402463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.94999999999999">
                <text:p>2.94999999999999</text:p>
              </table:table-cell>
              <table:table-cell office:value-type="float" office:value="0.06505079995134">
                <text:p>0.0650507999513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.97499999999999">
                <text:p>2.97499999999999</text:p>
              </table:table-cell>
              <table:table-cell office:value-type="float" office:value="0.0653034086936224">
                <text:p>0.0653034086936224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0655619003278957">
                <text:p>0.0655619003278957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3.02499999999999">
                <text:p>3.02499999999999</text:p>
              </table:table-cell>
              <table:table-cell office:value-type="float" office:value="0.0658264956622799">
                <text:p>0.0658264956622799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3.04999999999999">
                <text:p>3.04999999999999</text:p>
              </table:table-cell>
              <table:table-cell office:value-type="float" office:value="0.0660974271982909">
                <text:p>0.0660974271982909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3.07499999999999">
                <text:p>3.07499999999999</text:p>
              </table:table-cell>
              <table:table-cell office:value-type="float" office:value="0.066374939940135">
                <text:p>0.06637493994013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0666592922736546">
                <text:p>0.0666592922736546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0.0669507569221272">
                <text:p>0.0669507569221272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3.14999999999999">
                <text:p>3.14999999999999</text:p>
              </table:table-cell>
              <table:table-cell office:value-type="float" office:value="0.0672496219869913">
                <text:p>0.0672496219869913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3.17499999999999">
                <text:p>3.17499999999999</text:p>
              </table:table-cell>
              <table:table-cell office:value-type="float" office:value="0.0675561920825712">
                <text:p>0.067556192082571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0678707895750026">
                <text:p>0.0678707895750026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3.22499999999999">
                <text:p>3.22499999999999</text:p>
              </table:table-cell>
              <table:table-cell office:value-type="float" office:value="0.068193755936864">
                <text:p>0.06819375593686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3.24999999999999">
                <text:p>3.24999999999999</text:p>
              </table:table-cell>
              <table:table-cell office:value-type="float" office:value="0.0685254532305066">
                <text:p>0.0685254532305066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3.27499999999999">
                <text:p>3.27499999999999</text:p>
              </table:table-cell>
              <table:table-cell office:value-type="float" office:value="0.0688662657347863">
                <text:p>0.068866265734786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0692166017318735">
                <text:p>0.069216601731873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3.32499999999999">
                <text:p>3.32499999999999</text:p>
              </table:table-cell>
              <table:table-cell office:value-type="float" office:value="0.0695768954730876">
                <text:p>0.0695768954730876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.34999999999999">
                <text:p>3.34999999999999</text:p>
              </table:table-cell>
              <table:table-cell office:value-type="float" office:value="0.0699476093453414">
                <text:p>0.0699476093453414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.37499999999999">
                <text:p>3.37499999999999</text:p>
              </table:table-cell>
              <table:table-cell office:value-type="float" office:value="0.0703292362628268">
                <text:p>0.0703292362628268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707223023121317">
                <text:p>0.0707223023121317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.42499999999999">
                <text:p>3.42499999999999</text:p>
              </table:table-cell>
              <table:table-cell office:value-type="float" office:value="0.0711273696831123">
                <text:p>0.0711273696831123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.0715450399226941">
                <text:p>0.0715450399226941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.47499999999999">
                <text:p>3.47499999999999</text:p>
              </table:table-cell>
              <table:table-cell office:value-type="float" office:value="0.0719759575544496">
                <text:p>0.0719759575544496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724208141134841">
                <text:p>0.072420814113484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.52499999999999">
                <text:p>3.52499999999999</text:p>
              </table:table-cell>
              <table:table-cell office:value-type="float" office:value="0.0728803526540394">
                <text:p>0.072880352654039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.0733553727965587">
                <text:p>0.0733553727965587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.57499999999999">
                <text:p>3.57499999999999</text:p>
              </table:table-cell>
              <table:table-cell office:value-type="float" office:value="0.0738467363920311">
                <text:p>0.0738467363920311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743553738946406">
                <text:p>0.0743553738946406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3.62499999999999">
                <text:p>3.62499999999999</text:p>
              </table:table-cell>
              <table:table-cell office:value-type="float" office:value="0.0748822915495325">
                <text:p>0.0748822915495325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.0754285795214699">
                <text:p>0.0754285795214699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3.67499999999999">
                <text:p>3.67499999999999</text:p>
              </table:table-cell>
              <table:table-cell office:value-type="float" office:value="0.0759954211129953">
                <text:p>0.075995421112995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65841032483612">
                <text:p>0.076584103248361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.72499999999999">
                <text:p>3.72499999999999</text:p>
              </table:table-cell>
              <table:table-cell office:value-type="float" office:value="0.0771960284330834">
                <text:p>0.0771960284330834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.0778327284399831">
                <text:p>0.0778327284399831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.77499999999999">
                <text:p>3.77499999999999</text:p>
              </table:table-cell>
              <table:table-cell office:value-type="float" office:value="0.0784958800228626">
                <text:p>0.0784958800228626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91873230209303">
                <text:p>0.0791873230209303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.82499999999999">
                <text:p>3.82499999999999</text:p>
              </table:table-cell>
              <table:table-cell office:value-type="float" office:value="0.0799090812938287">
                <text:p>0.0799090812938287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806633870226846">
                <text:p>0.0806633870226846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.87499999999999">
                <text:p>3.87499999999999</text:p>
              </table:table-cell>
              <table:table-cell office:value-type="float" office:value="0.0814527090322514">
                <text:p>0.0814527090322514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822797859399279">
                <text:p>0.0822797859399279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.92499999999999">
                <text:p>3.92499999999999</text:p>
              </table:table-cell>
              <table:table-cell office:value-type="float" office:value="0.0831476651284505">
                <text:p>0.083147665128450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840597487827362">
                <text:p>0.084059748782736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.97499999999999">
                <text:p>3.97499999999999</text:p>
              </table:table-cell>
              <table:table-cell office:value-type="float" office:value="0.0850198485443766">
                <text:p>0.0850198485443766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860322507423424">
                <text:p>0.0860322507423424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4.02499999999999">
                <text:p>4.02499999999999</text:p>
              </table:table-cell>
              <table:table-cell office:value-type="float" office:value="0.0871017946866771">
                <text:p>0.0871017946866771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882339672064872">
                <text:p>0.088233967206487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4.07499999999999">
                <text:p>4.07499999999999</text:p>
              </table:table-cell>
              <table:table-cell office:value-type="float" office:value="0.0894350175347616">
                <text:p>0.0894350175347616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907120978759012">
                <text:p>0.0907120978759012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4.12499999999999">
                <text:p>4.12499999999999</text:p>
              </table:table-cell>
              <table:table-cell office:value-type="float" office:value="0.0920734366595963">
                <text:p>0.0920734366595963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935285537640239">
                <text:p>0.0935285537640239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4.17499999999999">
                <text:p>4.17499999999999</text:p>
              </table:table-cell>
              <table:table-cell office:value-type="float" office:value="0.0950885301423217">
                <text:p>0.0950885301423217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967663486962117">
                <text:p>0.096766348696211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4.22499999999999">
                <text:p>4.22499999999999</text:p>
              </table:table-cell>
              <table:table-cell office:value-type="float" office:value="0.098577329494924">
                <text:p>0.098577329494924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10053969143594">
                <text:p>0.1005396914359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4.27499999999999">
                <text:p>4.27499999999999</text:p>
              </table:table-cell>
              <table:table-cell office:value-type="float" office:value="0.102675285594099">
                <text:p>0.102675285594099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105010565052406">
                <text:p>0.10501056505240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4.32499999999999">
                <text:p>4.32499999999999</text:p>
              </table:table-cell>
              <table:table-cell office:value-type="float" office:value="0.107577885609028">
                <text:p>0.107577885609028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.110417277509129">
                <text:p>0.110417277509129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4.375">
                <text:p>4.375</text:p>
              </table:table-cell>
              <table:table-cell office:value-type="float" office:value="0.113578900689183">
                <text:p>0.113578900689183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4.4">
                <text:p>4.4</text:p>
              </table:table-cell>
              <table:table-cell office:value-type="float" office:value="0.117126513302079">
                <text:p>0.11712651330207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4.425">
                <text:p>4.425</text:p>
              </table:table-cell>
              <table:table-cell office:value-type="float" office:value="0.121142478851147">
                <text:p>0.12114247885114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4.45">
                <text:p>4.45</text:p>
              </table:table-cell>
              <table:table-cell office:value-type="float" office:value="0.125735173825861">
                <text:p>0.125735173825861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4.475">
                <text:p>4.475</text:p>
              </table:table-cell>
              <table:table-cell office:value-type="float" office:value="0.131050258142955">
                <text:p>0.131050258142955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4.5">
                <text:p>4.5</text:p>
              </table:table-cell>
              <table:table-cell office:value-type="float" office:value="0.13728838676724">
                <text:p>0.13728838676724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4.525">
                <text:p>4.525</text:p>
              </table:table-cell>
              <table:table-cell office:value-type="float" office:value="0.144734116716772">
                <text:p>0.144734116716772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4.55">
                <text:p>4.55</text:p>
              </table:table-cell>
              <table:table-cell office:value-type="float" office:value="0.153805249423695">
                <text:p>0.153805249423695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4.575">
                <text:p>4.575</text:p>
              </table:table-cell>
              <table:table-cell office:value-type="float" office:value="0.165141733679167">
                <text:p>0.165141733679167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4.6">
                <text:p>4.6</text:p>
              </table:table-cell>
              <table:table-cell office:value-type="float" office:value="0.179776876295669">
                <text:p>0.179776876295669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4.625">
                <text:p>4.625</text:p>
              </table:table-cell>
              <table:table-cell office:value-type="float" office:value="0.199496049966378">
                <text:p>0.199496049966378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4.65">
                <text:p>4.65</text:p>
              </table:table-cell>
              <table:table-cell office:value-type="float" office:value="0.22767607613003">
                <text:p>0.22767607613003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4.675">
                <text:p>4.675</text:p>
              </table:table-cell>
              <table:table-cell office:value-type="float" office:value="0.271573152668086">
                <text:p>0.271573152668086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4.7">
                <text:p>4.7</text:p>
              </table:table-cell>
              <table:table-cell office:value-type="float" office:value="0.350154121689827">
                <text:p>0.350154121689827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4.725">
                <text:p>4.725</text:p>
              </table:table-cell>
              <table:table-cell office:value-type="float" office:value="0.533756923183757">
                <text:p>0.533756923183757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4.75">
                <text:p>4.75</text:p>
              </table:table-cell>
              <table:table-cell office:value-type="float" office:value="1.48346782044487">
                <text:p>1.4834678204448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4.775">
                <text:p>4.775</text:p>
              </table:table-cell>
              <table:table-cell office:value-type="float" office:value="-1.1878158368069">
                <text:p>-1.187815836806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4.8">
                <text:p>4.8</text:p>
              </table:table-cell>
              <table:table-cell office:value-type="float" office:value="-0.351004190961834">
                <text:p>-0.35100419096183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4.825">
                <text:p>4.825</text:p>
              </table:table-cell>
              <table:table-cell office:value-type="float" office:value="-0.175903264533587">
                <text:p>-0.175903264533587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4.85">
                <text:p>4.85</text:p>
              </table:table-cell>
              <table:table-cell office:value-type="float" office:value="-0.0989873385288769">
                <text:p>-0.0989873385288769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4.875">
                <text:p>4.875</text:p>
              </table:table-cell>
              <table:table-cell office:value-type="float" office:value="-0.0549637716778034">
                <text:p>-0.0549637716778034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4.9">
                <text:p>4.9</text:p>
              </table:table-cell>
              <table:table-cell office:value-type="float" office:value="-0.0257703021339013">
                <text:p>-0.0257703021339013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4.925">
                <text:p>4.925</text:p>
              </table:table-cell>
              <table:table-cell office:value-type="float" office:value="-0.00435469874411189">
                <text:p>-0.00435469874411189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4.95">
                <text:p>4.95</text:p>
              </table:table-cell>
              <table:table-cell office:value-type="float" office:value="0.0126744393552163">
                <text:p>0.0126744393552163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4.975">
                <text:p>4.975</text:p>
              </table:table-cell>
              <table:table-cell office:value-type="float" office:value="0.0272467999123847">
                <text:p>0.0272467999123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